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fo:font-size="20pt" officeooo:paragraph-rsid="000ef054" style:font-size-asian="20pt" style:font-size-complex="20pt"/>
    </style:style>
    <style:style style:name="P2" style:family="paragraph" style:parent-style-name="Standard">
      <style:text-properties style:font-name="Times New Roman" fo:font-size="20pt" officeooo:rsid="0011ae6f" officeooo:paragraph-rsid="0011ae6f" style:font-size-asian="20pt" style:font-size-complex="20pt"/>
    </style:style>
    <style:style style:name="P3" style:family="paragraph" style:parent-style-name="Standard">
      <style:text-properties style:font-name="Times New Roman" fo:font-size="20pt" officeooo:rsid="0012f0e9" officeooo:paragraph-rsid="0012f0e9" style:font-size-asian="20pt" style:font-size-complex="20pt"/>
    </style:style>
    <style:style style:name="T1" style:family="text">
      <style:text-properties officeooo:rsid="000a7e58"/>
    </style:style>
    <style:style style:name="T2" style:family="text">
      <style:text-properties officeooo:rsid="0012ecd2"/>
    </style:style>
    <style:style style:name="T3" style:family="text">
      <style:text-properties officeooo:rsid="0013b56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Hola, ¿alguna vez te han hablado de la constitución de 1917?. Probablemente todos los años el 5 de febrero pero esto es una tarea y no tengo opción mas que hablarte de la constitución. Para esto tenemos que remontarnos a la época de Porfirio Días quien apoyaba a la economía de los ricos y ya llevaba reeligiéndose por mucho tiempo. Finalmente Francisco Madero decidió hacer un golpe de estado. Francisco Madero pudo ganar pero al poco tiempo fue traicionado por Victoriano Huerta así formándose tres grupos que, después de derrotar a Victoriano huerta, pelearon por el poder: Los constitucionalistas, los villistas y los zapatistas. Así comienza la historia de la constitución.</text:span></text:p>
      <text:p text:style-name="P1"/>
      <text:p text:style-name="P2">Después de todo esto Venustiano Carranza <text:span text:style-name="T2">y los constitucionalistas</text:span> <text:span text:style-name="T2">fueron los ganadores y se formó el congresos constituyente. El 5 de febrero de 1917 hizo la constitución de los Estados Unidos Mexicanos. No tiene mucho misterio en sí la creación de la constitución.</text:span></text:p>
      <text:p text:style-name="P2"/>
      <text:p text:style-name="P3">Pero a todo esto, ¿<text:span text:style-name="T3">que es la constitución mexicana</text:span>? <text:span text:style-name="T3">Son los derechos sociales y normas de convivencia ente mexicanos. A lo largo del tiempo han habido mas de doscientos cambios. Antes de la constitución de 1917 han existido tres versiones anteriores de la constitución. Gracias a la constitución <text:s/>podemos saber nuestros derechos y convivir sin dañar a los demá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2-27T13:25:31.517000000</meta:creation-date>
    <dc:date>2023-02-27T18:26:22.761000000</dc:date>
    <meta:editing-duration>PT3M5S</meta:editing-duration>
    <meta:editing-cycles>1</meta:editing-cycles>
    <meta:document-statistic meta:table-count="0" meta:image-count="0" meta:object-count="0" meta:page-count="1" meta:paragraph-count="3" meta:word-count="213" meta:character-count="1305" meta:non-whitespace-character-count="1094"/>
    <meta:generator>Real_Office/6.2.3.2$Windows_x86 LibreOffice_project/b40a93cffb3080b9876e40c60e03703e9bd35612</meta:generator>
  </office:meta>
</office:document-meta>
</file>